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979" officeooo:paragraph-rsid="00100979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text-properties fo:color="#6a9955" style:font-name="Droid Sans Mono" fo:font-size="10.5pt" fo:font-weight="normal" officeooo:rsid="00100979" officeooo:paragraph-rsid="00100979" fo:background-color="#1e1e1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122921" officeooo:paragraph-rsid="00122921"/>
    </style:style>
    <style:style style:name="T1" style:family="text">
      <style:text-properties officeooo:rsid="0010ab71"/>
    </style:style>
    <style:style style:name="T2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Cube initial and final configurations</text:p>
      <text:p text:style-name="P2">Tsc_i = np.array([[<text:span text:style-name="T2">1</text:span>,<text:span text:style-name="T2">0</text:span>,<text:span text:style-name="T2">0</text:span>,<text:span text:style-name="T2">2</text:span>],[<text:span text:style-name="T2">0</text:span>,<text:span text:style-name="T2">1</text:span>,<text:span text:style-name="T2">0</text:span>,<text:span text:style-name="T2">0</text:span>],[<text:span text:style-name="T2">0</text:span>,<text:span text:style-name="T2">0</text:span>,<text:span text:style-name="T2">1</text:span>,<text:span text:style-name="T2">0.025</text:span>],[<text:span text:style-name="T2">0</text:span>,<text:span text:style-name="T2">0</text:span>,<text:span text:style-name="T2">0</text:span>,<text:span text:style-name="T2">1</text:span>]])</text:p>
      <text:p text:style-name="P2">Tsc_f = np.array([[<text:span text:style-name="T2">0</text:span>,<text:span text:style-name="T2">1</text:span>,<text:span text:style-name="T2">0</text:span>,<text:span text:style-name="T2">2</text:span>],[-<text:span text:style-name="T2">1</text:span>,<text:span text:style-name="T2">0</text:span>,<text:span text:style-name="T2">0</text:span>,<text:span text:style-name="T2">1</text:span>],[<text:span text:style-name="T2">0</text:span>,<text:span text:style-name="T2">0</text:span>,<text:span text:style-name="T2">1</text:span>,<text:span text:style-name="T2">0.025</text:span>],[<text:span text:style-name="T2">0</text:span>,<text:span text:style-name="T2">0</text:span>,<text:span text:style-name="T2">0</text:span>,<text:span text:style-name="T2">1</text:span>]])</text:p>
      <text:p text:style-name="P5"/>
      <text:p text:style-name="P3">#Actual robot configuration</text:p>
      <text:p text:style-name="P2">config_a = np.array([<text:span text:style-name="T2">0.6</text:span>,-<text:span text:style-name="T2">0.7</text:span>,<text:span text:style-name="T2">0</text:span>,<text:span text:style-name="T2">0</text:span>,<text:span text:style-name="T2">0</text:span>,<text:span text:style-name="T2">0</text:span>,<text:span text:style-name="T2">3</text:span>*np.pi/<text:span text:style-name="T2">2</text:span>,<text:span text:style-name="T2">0</text:span>,<text:span text:style-name="T2">0</text:span>,<text:span text:style-name="T2">0</text:span>,<text:span text:style-name="T2">0</text:span>,<text:span text:style-name="T2">0</text:span>,<text:span text:style-name="T2">0</text:span>])</text:p>
      <text:p text:style-name="P5"/>
      <text:p text:style-name="P3">#Reference robot configuration</text:p>
      <text:p text:style-name="P2">config_r = np.array([<text:span text:style-name="T2">0</text:span>,-<text:span text:style-name="T2">0.4159</text:span>,<text:span text:style-name="T2">0.2</text:span>,<text:span text:style-name="T2">0</text:span>,<text:span text:style-name="T2">0</text:span>,<text:span text:style-name="T2">0</text:span>,<text:span text:style-name="T2">3</text:span>*np.pi/<text:span text:style-name="T2">2</text:span>,<text:span text:style-name="T2">0</text:span>,<text:span text:style-name="T2">0</text:span>,<text:span text:style-name="T2">0</text:span>,<text:span text:style-name="T2">0</text:span>,<text:span text:style-name="T2">0</text:span>,<text:span text:style-name="T2">0</text:span>])</text:p>
      <text:p text:style-name="P1"/>
      <text:p text:style-name="P6">Kp = 5.5</text:p>
      <text:p text:style-name="P6">Ki = 0.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2:14:13.963690379</meta:creation-date>
    <dc:date>2020-12-03T02:42:55.364952841</dc:date>
    <meta:editing-duration>PT1M1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29" meta:character-count="363" meta:non-whitespace-character-count="343"/>
  </office:meta>
</office:document-meta>
</file>